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5120073108705165543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7433712593961652775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6230659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8T16:02:43.01</dc:date>
    <dc:creator>James Lombardi</dc:creator>
    <meta:editing-duration>P1DT19H22M10S</meta:editing-duration>
    <meta:editing-cycles>162</meta:editing-cycles>
    <meta:generator>OpenOffice/4.1.2$Win32 OpenOffice.org_project/412m3$Build-9782</meta:generator>
    <meta:document-statistic meta:table-count="0" meta:image-count="0" meta:object-count="0" meta:page-count="8" meta:paragraph-count="174" meta:word-count="2709" meta:character-count="12888"/>
  </office:meta>
</office:document-meta>
</file>